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8b66" officeooo:paragraph-rsid="00148b6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59708" officeooo:paragraph-rsid="00159708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9708" officeooo:paragraph-rsid="001597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7439f" officeooo:paragraph-rsid="0017439f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7439f" officeooo:paragraph-rsid="0017439f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eb33" officeooo:paragraph-rsid="0018eb3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8eb33" officeooo:paragraph-rsid="0018eb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aa385" officeooo:paragraph-rsid="001aa385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bd799" officeooo:paragraph-rsid="001bd79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bd799" officeooo:paragraph-rsid="001bd799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cd737" officeooo:paragraph-rsid="001cd737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ebab1" officeooo:paragraph-rsid="001eba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ebab1" officeooo:paragraph-rsid="001ebab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2dedc" officeooo:paragraph-rsid="0022dedc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5a79b" officeooo:paragraph-rsid="0025a79b" style:font-weight-asian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5af7f" officeooo:paragraph-rsid="0025af7f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699d9" officeooo:paragraph-rsid="002699d9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70acc" officeooo:paragraph-rsid="00270ac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8b66" officeooo:paragraph-rsid="00148b6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holesterol</text:p>
      <text:p text:style-name="P1"/>
      <text:p text:style-name="P2">Cholesterol is:</text:p>
      <text:list xml:id="list4099173683" text:style-name="L1">
        <text:list-item>
          <text:p text:style-name="P3">Made in the liver</text:p>
        </text:list-item>
        <text:list-item>
          <text:p text:style-name="P3">Used in the production of cell membranes</text:p>
        </text:list-item>
        <text:list-item>
          <text:p text:style-name="P3">Transported in the blood by lipoproteins.</text:p>
        </text:list-item>
      </text:list>
      <text:p text:style-name="P2"/>
      <text:p text:style-name="P4">Lipoproteins:</text:p>
      <text:list xml:id="list4092998409" text:style-name="L2">
        <text:list-item>
          <text:p text:style-name="P5">These are soluble proteins that are used to transport cholesterol</text:p>
        </text:list-item>
        <text:list-item>
          <text:p text:style-name="P5">Used because cholesterol is insoluble, but lipoproteins are, so lipoproteins are used for the transport.</text:p>
        </text:list-item>
        <text:list-item>
          <text:p text:style-name="P6">Two types – LDLs and HDLs</text:p>
        </text:list-item>
      </text:list>
      <text:p text:style-name="P7"/>
      <text:p text:style-name="P8">LDLs:</text:p>
      <text:list xml:id="list137305129" text:style-name="L3">
        <text:list-item>
          <text:p text:style-name="P9">Formed from saturated fats, protein and cholesterol.</text:p>
        </text:list-item>
        <text:list-item>
          <text:p text:style-name="P9">They transport cholesterol from the liver to the blood for use there.</text:p>
        </text:list-item>
        <text:list-item>
          <text:p text:style-name="P9">Excess is often deposited in arteries, so raise cholesterol levels.</text:p>
        </text:list-item>
      </text:list>
      <text:p text:style-name="P10"/>
      <text:p text:style-name="P10">HDLs:</text:p>
      <text:list xml:id="list1021302361" text:style-name="L4">
        <text:list-item>
          <text:p text:style-name="P11">Formed from unsaturated fats, proteins and cholesterol.</text:p>
        </text:list-item>
        <text:list-item>
          <text:p text:style-name="P11">They transport cholesterol from the tissue to the liver to be recycled or excreted.</text:p>
        </text:list-item>
        <text:list-item>
          <text:p text:style-name="P12">Excess is broken down in the liver, which reduces levels.</text:p>
        </text:list-item>
      </text:list>
      <text:p text:style-name="P13"/>
      <text:p text:style-name="P14">To reduce cholesterol:</text:p>
      <text:list xml:id="list3560263469" text:style-name="L5">
        <text:list-item>
          <text:p text:style-name="P15">Increasing fibre intake reduces cholesterol absorption.</text:p>
        </text:list-item>
        <text:list-item>
          <text:p text:style-name="P16">Taking statins to stop cholesterol synthesis.</text:p>
        </text:list-item>
        <text:list-item>
          <text:p text:style-name="P17">Doing exercise to reduce weight and blood pressure.</text:p>
        </text:list-item>
        <text:list-item>
          <text:p text:style-name="P18">Eating unsaturated fat to allow more HDLs to be produced, as HDLs are made from unsaturated fat.</text:p>
        </text:list-item>
        <text:list-item>
          <text:p text:style-name="P18">Eating less saturated fat to limit production of LDLs which are made from saturated fa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2-07T15:11:52.701795565</dc:date>
    <meta:editing-duration>PT1H13M7S</meta:editing-duration>
    <meta:editing-cycles>24</meta:editing-cycles>
    <meta:document-statistic meta:table-count="0" meta:image-count="0" meta:object-count="0" meta:page-count="1" meta:paragraph-count="23" meta:word-count="185" meta:character-count="1098" meta:non-whitespace-character-count="952"/>
  </office:meta>
</office:document-meta>
</file>